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3" style:master-page-name="MP0" style:family="paragraph">
      <style:paragraph-properties fo:break-before="page"/>
    </style:style>
    <style:style style:name="P2" style:parent-style-name="Normal" style:family="paragraph">
      <style:paragraph-properties style:writing-mode="lr-tb"/>
    </style:style>
    <style:style style:name="P3" style:parent-style-name="Normal" style:family="paragraph">
      <style:paragraph-properties style:writing-mode="lr-tb" fo:margin-top="0.0694in" fo:margin-bottom="0.0694in" fo:line-height="100%"/>
    </style:style>
    <style:style style:name="T4" style:parent-style-name="HTMLCode" style:family="text">
      <style:text-properties style:font-name-asian="Times New Roman"/>
    </style:style>
    <style:style style:name="P5" style:parent-style-name="Normal" style:family="paragraph">
      <style:paragraph-properties style:writing-mode="lr-tb" fo:margin-top="0.0694in" fo:margin-bottom="0.0694in" fo:line-height="100%"/>
    </style:style>
    <style:style style:name="T6" style:parent-style-name="HTMLCode" style:family="text">
      <style:text-properties style:font-name-asian="Times New Roman"/>
    </style:style>
    <style:style style:name="P7" style:parent-style-name="Normal" style:family="paragraph">
      <style:paragraph-properties style:writing-mode="lr-tb" fo:margin-top="0.0694in" fo:margin-bottom="0.0694in" fo:line-height="100%"/>
    </style:style>
    <style:style style:name="T8" style:parent-style-name="HTMLCode" style:family="text">
      <style:text-properties style:font-name-asian="Times New Roman"/>
    </style:style>
    <style:style style:name="P9" style:parent-style-name="Normal" style:family="paragraph">
      <style:paragraph-properties style:writing-mode="lr-tb" fo:margin-top="0.0694in" fo:margin-bottom="0.0694in" fo:line-height="100%"/>
    </style:style>
    <style:style style:name="T10" style:parent-style-name="HTMLCode" style:family="text">
      <style:text-properties style:font-name-asian="Times New Roman"/>
    </style:style>
    <style:style style:name="P11" style:parent-style-name="Normal" style:family="paragraph">
      <style:paragraph-properties style:writing-mode="lr-tb" fo:margin-top="0.0694in" fo:margin-bottom="0.0694in" fo:line-height="100%"/>
    </style:style>
    <style:style style:name="T12" style:parent-style-name="HTMLCode" style:family="text">
      <style:text-properties style:font-name-asian="Times New Roman"/>
    </style:style>
    <style:style style:name="P13" style:parent-style-name="Normal" style:family="paragraph">
      <style:paragraph-properties style:writing-mode="lr-tb" fo:margin-top="0.0694in" fo:margin-bottom="0.0694in" fo:line-height="100%"/>
    </style:style>
    <style:style style:name="T14" style:parent-style-name="HTMLCode" style:family="text">
      <style:text-properties style:font-name-asian="Times New Roman"/>
    </style:style>
    <style:style style:name="P15" style:parent-style-name="Normal" style:family="paragraph">
      <style:paragraph-properties style:writing-mode="lr-tb" fo:margin-top="0.0694in" fo:margin-bottom="0.0694in" fo:line-height="100%"/>
    </style:style>
    <style:style style:name="T16" style:parent-style-name="HTMLCode" style:family="text">
      <style:text-properties style:font-name-asian="Times New Roman"/>
    </style:style>
    <style:style style:name="T17" style:parent-style-name="HTMLCode" style:family="text">
      <style:text-properties style:font-name-asian="Times New Roman"/>
    </style:style>
    <style:style style:name="P18" style:parent-style-name="Normal" style:family="paragraph">
      <style:paragraph-properties style:writing-mode="lr-tb"/>
    </style:style>
    <style:style style:name="P19" style:parent-style-name="Heading4" style:family="paragraph">
      <style:paragraph-properties style:writing-mode="lr-tb"/>
    </style:style>
    <style:style style:name="T20" style:parent-style-name="Strong" style:family="text">
      <style:text-properties fo:font-weight="normal" style:font-weight-asian="normal" style:font-weight-complex="normal"/>
    </style:style>
    <style:style style:name="P21" style:parent-style-name="Heading4" style:family="paragraph">
      <style:paragraph-properties style:writing-mode="lr-tb"/>
    </style:style>
    <style:style style:name="T22" style:parent-style-name="Strong" style:family="text">
      <style:text-properties fo:font-weight="normal" style:font-weight-asian="normal" style:font-weight-complex="normal"/>
    </style:style>
    <style:style style:name="P23" style:parent-style-name="Normal" style:family="paragraph">
      <style:paragraph-properties style:writing-mode="lr-tb" fo:margin-top="0.0694in" fo:margin-bottom="0.0694in" fo:line-height="100%"/>
    </style:style>
    <style:style style:name="P24" style:parent-style-name="Normal" style:family="paragraph">
      <style:paragraph-properties style:writing-mode="lr-tb" fo:margin-top="0.0694in" fo:margin-bottom="0.0694in" fo:line-height="100%"/>
    </style:style>
    <style:style style:name="P25" style:parent-style-name="Normal" style:family="paragraph">
      <style:paragraph-properties style:writing-mode="lr-tb" fo:margin-top="0.0694in" fo:margin-bottom="0.0694in" fo:line-height="100%"/>
    </style:style>
    <style:style style:name="P26" style:parent-style-name="Normal" style:family="paragraph">
      <style:paragraph-properties style:writing-mode="lr-tb" fo:margin-top="0.0694in" fo:margin-bottom="0.0694in" fo:line-height="100%"/>
    </style:style>
    <style:style style:name="P27" style:parent-style-name="Normal" style:family="paragraph">
      <style:paragraph-properties style:writing-mode="lr-tb" fo:margin-top="0.0694in" fo:margin-bottom="0.0694in" fo:line-height="100%"/>
    </style:style>
    <style:style style:name="P28" style:parent-style-name="Normal" style:family="paragraph">
      <style:paragraph-properties style:writing-mode="lr-tb" fo:margin-top="0.0694in" fo:margin-bottom="0.0694in" fo:line-height="100%"/>
    </style:style>
    <style:style style:name="P29" style:parent-style-name="Normal" style:family="paragraph">
      <style:paragraph-properties style:writing-mode="lr-tb" fo:margin-top="0.0694in" fo:margin-bottom="0.0694in" fo:line-height="100%"/>
    </style:style>
    <style:style style:name="P30" style:parent-style-name="Normal" style:family="paragraph">
      <style:paragraph-properties style:writing-mode="lr-tb" fo:margin-top="0.0694in" fo:margin-bottom="0.0694in" fo:line-height="100%"/>
    </style:style>
    <style:style style:name="P31" style:parent-style-name="Normal" style:family="paragraph">
      <style:paragraph-properties style:writing-mode="lr-tb" fo:margin-top="0.0694in" fo:margin-bottom="0.0694in" fo:line-height="100%"/>
    </style:style>
    <style:style style:name="P32" style:parent-style-name="Heading4" style:family="paragraph">
      <style:paragraph-properties style:writing-mode="lr-tb"/>
    </style:style>
    <style:style style:name="T33" style:parent-style-name="Strong" style:family="text">
      <style:text-properties fo:font-weight="normal" style:font-weight-asian="normal" style:font-weight-complex="normal"/>
    </style:style>
    <style:style style:name="T34" style:parent-style-name="HTMLCode" style:family="text">
      <style:text-properties style:font-name-asian="Times New Roman"/>
    </style:style>
    <style:style style:name="P35" style:parent-style-name="Heading4" style:family="paragraph">
      <style:paragraph-properties style:writing-mode="lr-tb"/>
    </style:style>
    <style:style style:name="T36" style:parent-style-name="Strong" style:family="text">
      <style:text-properties fo:font-weight="normal" style:font-weight-asian="normal" style:font-weight-complex="normal"/>
    </style:style>
    <style:style style:name="P37" style:parent-style-name="NormalWeb" style:family="paragraph"/>
    <style:style style:name="P38" style:parent-style-name="Normal" style:family="paragraph">
      <style:paragraph-properties style:writing-mode="lr-tb" fo:margin-top="0.0694in" fo:margin-bottom="0.0694in" fo:line-height="100%"/>
    </style:style>
    <style:style style:name="P39" style:parent-style-name="Normal" style:family="paragraph">
      <style:paragraph-properties style:writing-mode="lr-tb" fo:margin-top="0.0694in" fo:margin-bottom="0.0694in" fo:line-height="100%"/>
    </style:style>
    <style:style style:name="T40" style:parent-style-name="HTMLCode" style:family="text">
      <style:text-properties style:font-name-asian="Times New Roman"/>
    </style:style>
    <style:style style:name="P41" style:parent-style-name="NormalWeb" style:family="paragraph"/>
    <style:style style:name="P42" style:parent-style-name="Normal" style:family="paragraph">
      <style:paragraph-properties style:writing-mode="lr-tb" fo:margin-top="0.0694in" fo:margin-bottom="0.0694in" fo:line-height="100%"/>
    </style:style>
    <style:style style:name="P43" style:parent-style-name="NormalWeb" style:family="paragraph"/>
    <style:style style:name="P44" style:parent-style-name="Normal" style:family="paragraph">
      <style:paragraph-properties style:writing-mode="lr-tb" fo:margin-top="0.0694in" fo:margin-bottom="0.0694in" fo:line-height="100%"/>
    </style:style>
    <style:style style:name="P45" style:parent-style-name="NormalWeb" style:family="paragraph"/>
    <style:style style:name="P46" style:parent-style-name="Normal" style:family="paragraph">
      <style:paragraph-properties style:writing-mode="lr-tb" fo:margin-top="0.0694in" fo:margin-bottom="0.0694in" fo:line-height="100%"/>
    </style:style>
    <style:style style:name="P47" style:parent-style-name="NormalWeb" style:family="paragraph"/>
    <style:style style:name="P48" style:parent-style-name="Normal" style:family="paragraph">
      <style:paragraph-properties style:writing-mode="lr-tb" fo:margin-top="0.0694in" fo:margin-bottom="0.0694in" fo:line-height="100%"/>
    </style:style>
    <style:style style:name="P49" style:parent-style-name="Heading4" style:family="paragraph">
      <style:paragraph-properties style:writing-mode="lr-tb"/>
    </style:style>
    <style:style style:name="T50" style:parent-style-name="Strong" style:family="text">
      <style:text-properties fo:font-weight="normal" style:font-weight-asian="normal" style:font-weight-complex="normal"/>
    </style:style>
    <style:style style:name="P51" style:parent-style-name="Normal" style:family="paragraph">
      <style:paragraph-properties style:writing-mode="lr-tb" fo:margin-top="0.0694in" fo:margin-bottom="0.0694in" fo:line-height="100%"/>
    </style:style>
    <style:style style:name="P52" style:parent-style-name="Normal" style:family="paragraph">
      <style:paragraph-properties style:writing-mode="lr-tb" fo:margin-top="0.0694in" fo:margin-bottom="0.0694in" fo:line-height="100%"/>
    </style:style>
    <style:style style:name="P53" style:parent-style-name="Normal" style:family="paragraph">
      <style:paragraph-properties style:writing-mode="lr-tb" fo:margin-top="0.0694in" fo:margin-bottom="0.0694in" fo:line-height="100%"/>
    </style:style>
    <style:style style:name="P54" style:parent-style-name="Heading4" style:family="paragraph">
      <style:paragraph-properties style:writing-mode="lr-tb"/>
    </style:style>
    <style:style style:name="T55" style:parent-style-name="Strong" style:family="text">
      <style:text-properties fo:font-weight="normal" style:font-weight-asian="normal" style:font-weight-complex="normal"/>
    </style:style>
    <style:style style:name="P56" style:parent-style-name="NormalWeb" style:family="paragraph"/>
    <style:style style:name="P57" style:parent-style-name="Normal" style:family="paragraph">
      <style:paragraph-properties style:writing-mode="lr-tb" fo:margin-top="0.0694in" fo:margin-bottom="0.0694in" fo:line-height="100%"/>
    </style:style>
    <style:style style:name="P58" style:parent-style-name="Normal" style:family="paragraph">
      <style:paragraph-properties style:writing-mode="lr-tb" fo:margin-top="0.0694in" fo:margin-bottom="0.0694in" fo:line-height="100%"/>
    </style:style>
    <style:style style:name="P59" style:parent-style-name="Normal" style:family="paragraph">
      <style:paragraph-properties style:writing-mode="lr-tb" fo:margin-top="0.0694in" fo:margin-bottom="0.0694in" fo:line-height="100%"/>
    </style:style>
    <style:style style:name="P60" style:parent-style-name="Normal" style:family="paragraph">
      <style:paragraph-properties style:writing-mode="lr-tb" fo:margin-top="0.0694in" fo:margin-bottom="0.0694in" fo:line-height="100%"/>
    </style:style>
    <style:style style:name="P61" style:parent-style-name="Normal" style:family="paragraph">
      <style:paragraph-properties style:writing-mode="lr-tb" fo:margin-top="0.0694in" fo:margin-bottom="0.0694in" fo:line-height="100%"/>
    </style:style>
    <style:style style:name="P62" style:parent-style-name="Normal" style:family="paragraph">
      <style:paragraph-properties style:writing-mode="lr-tb" fo:margin-top="0.0694in" fo:margin-bottom="0.0694in" fo:line-height="100%"/>
    </style:style>
    <style:style style:name="P63" style:parent-style-name="Normal" style:family="paragraph">
      <style:paragraph-properties style:writing-mode="lr-tb" fo:margin-top="0.0694in" fo:margin-bottom="0.0694in" fo:line-height="100%"/>
    </style:style>
    <style:style style:name="P64" style:parent-style-name="Normal" style:family="paragraph">
      <style:paragraph-properties style:writing-mode="lr-tb" fo:margin-top="0.0694in" fo:margin-bottom="0.0694in" fo:line-height="100%"/>
    </style:style>
    <style:style style:name="P65" style:parent-style-name="NormalWeb" style:family="paragraph"/>
    <style:style style:name="P66" style:parent-style-name="Normal" style:family="paragraph">
      <style:paragraph-properties style:writing-mode="lr-tb" fo:margin-top="0.0694in" fo:margin-bottom="0.0694in" fo:line-height="100%"/>
    </style:style>
    <style:style style:name="P67" style:parent-style-name="Normal" style:family="paragraph">
      <style:paragraph-properties style:writing-mode="lr-tb" fo:margin-top="0.0694in" fo:margin-bottom="0.0694in" fo:line-height="100%"/>
    </style:style>
    <style:style style:name="P68" style:parent-style-name="Normal" style:family="paragraph">
      <style:paragraph-properties style:writing-mode="lr-tb" fo:margin-top="0.0694in" fo:margin-bottom="0.0694in" fo:line-height="100%"/>
    </style:style>
    <style:style style:name="P69" style:parent-style-name="NormalWeb" style:family="paragraph">
      <style:paragraph-properties fo:margin-left="0.5in">
        <style:tab-stops/>
      </style:paragraph-properties>
    </style:style>
    <style:style style:name="P70"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71" style:parent-style-name="HTMLCode" style:family="text">
      <style:text-properties style:font-name-asian="Times New Roman"/>
    </style:style>
    <style:style style:name="P72"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73" style:parent-style-name="HTMLCode" style:family="text">
      <style:text-properties style:font-name-asian="Times New Roman"/>
    </style:style>
    <style:style style:name="P74"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75" style:parent-style-name="HTMLCode" style:family="text">
      <style:text-properties style:font-name-asian="Times New Roman"/>
    </style:style>
    <style:style style:name="T76" style:parent-style-name="HTMLCode" style:family="text">
      <style:text-properties style:font-name-asian="Times New Roman"/>
    </style:style>
    <style:style style:name="T77" style:parent-style-name="HTMLCode" style:family="text">
      <style:text-properties style:font-name-asian="Times New Roman"/>
    </style:style>
    <style:style style:name="T78" style:parent-style-name="HTMLCode" style:family="text">
      <style:text-properties style:font-name-asian="Times New Roman"/>
    </style:style>
    <style:style style:name="T79" style:parent-style-name="HTMLCode" style:family="text">
      <style:text-properties style:font-name-asian="Times New Roman"/>
    </style:style>
    <style:style style:name="T80" style:parent-style-name="HTMLCode" style:family="text">
      <style:text-properties style:font-name-asian="Times New Roman"/>
    </style:style>
    <style:style style:name="T81" style:parent-style-name="HTMLCode" style:family="text">
      <style:text-properties style:font-name-asian="Times New Roman"/>
    </style:style>
    <style:style style:name="T82" style:parent-style-name="HTMLCode" style:family="text">
      <style:text-properties style:font-name-asian="Times New Roman"/>
    </style:style>
    <style:style style:name="P83"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84"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85" style:parent-style-name="HTMLCode" style:family="text">
      <style:text-properties style:font-name-asian="Times New Roman"/>
    </style:style>
    <style:style style:name="T86" style:parent-style-name="HTMLCode" style:family="text">
      <style:text-properties style:font-name-asian="Times New Roman"/>
    </style:style>
    <style:style style:name="T87" style:parent-style-name="HTMLCode" style:family="text">
      <style:text-properties style:font-name-asian="Times New Roman"/>
    </style:style>
    <style:style style:name="P88" style:parent-style-name="Heading4" style:family="paragraph">
      <style:paragraph-properties style:writing-mode="lr-tb"/>
    </style:style>
    <style:style style:name="T89" style:parent-style-name="Strong" style:family="text">
      <style:text-properties fo:font-weight="normal" style:font-weight-asian="normal" style:font-weight-complex="normal"/>
    </style:style>
    <style:style style:name="P90" style:parent-style-name="Normal" style:family="paragraph">
      <style:paragraph-properties style:writing-mode="lr-tb"/>
    </style:style>
    <style:style style:name="P91" style:parent-style-name="NormalWeb" style:family="paragraph"/>
    <style:style style:name="P92" style:parent-style-name="NormalWeb" style:family="paragraph"/>
    <style:style style:name="P93" style:parent-style-name="Normal" style:family="paragraph">
      <style:paragraph-properties style:writing-mode="lr-tb"/>
    </style:style>
    <style:style style:name="P94" style:parent-style-name="Normal" style:family="paragraph">
      <style:text-properties style:language-complex="ar" style:country-complex="EG"/>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h text:style-name="P1" text:outline-level="3">User Guide: Diabetes Prediction Project</text:h>
      <text:p text:style-name="NormalWeb">This guide explains how users can interact with the<text:s/><text:span text:style-name="Strong">Diabetes Prediction Project</text:span><text:s/>to analyze data and predict diabetes outcomes using multiple machine learning models.</text:p>
      <text:p text:style-name="P2"><draw:custom-shape svg:x="0in" svg:y="0in" svg:width="45.51042in" svg:height="0.00139in" draw:z-index="0" draw:id="id0" draw:style-name="a0" draw:name="Horizontal Line 44" text:anchor-type="as-char"><svg:title/><svg:desc/><draw:enhanced-geometry draw:type="non-primitive" svg:viewBox="0 0 21600 21600" draw:enhanced-path="M 0 0 L 21600 0 21600 21600 0 21600 Z N"/></draw:custom-shape></text:p>
      <text:h text:style-name="Heading3" text:outline-level="3">Prerequisites</text:h>
      <text:p text:style-name="NormalWeb">Before running the project, make sure you have the following Python libraries installed:</text:p>
      <text:list text:style-name="LFO9" text:continue-numbering="true">
        <text:list-item>
          <text:p text:style-name="P3"><text:span text:style-name="T4">pandas</text:span></text:p>
        </text:list-item>
        <text:list-item>
          <text:p text:style-name="P5"><text:span text:style-name="T6">numpy</text:span></text:p>
        </text:list-item>
        <text:list-item>
          <text:p text:style-name="P7"><text:span text:style-name="T8">matplotlib</text:span></text:p>
        </text:list-item>
        <text:list-item>
          <text:p text:style-name="P9"><text:span text:style-name="T10">seaborn</text:span></text:p>
        </text:list-item>
        <text:list-item>
          <text:p text:style-name="P11"><text:span text:style-name="T12">scikit-learn</text:span></text:p>
        </text:list-item>
        <text:list-item>
          <text:p text:style-name="P13"><text:span text:style-name="T14">ipywidgets</text:span></text:p>
        </text:list-item>
        <text:list-item>
          <text:p text:style-name="P15"><text:span text:style-name="T16">IPython</text:span></text:p>
        </text:list-item>
      </text:list>
      <text:p text:style-name="NormalWeb">Install these libraries using the following command:</text:p>
      <text:p text:style-name="HTMLPreformatted"><text:span text:style-name="T17">pip install pandas numpy matplotlib seaborn scikit-learn ipywidgets</text:span></text:p>
      <text:p text:style-name="P18"><draw:custom-shape svg:x="0in" svg:y="0in" svg:width="45.51042in" svg:height="0.00139in" draw:z-index="0" draw:id="id1" draw:style-name="a1" draw:name="Horizontal Line 45" text:anchor-type="as-char"><svg:title/><svg:desc/><draw:enhanced-geometry draw:type="non-primitive" svg:viewBox="0 0 21600 21600" draw:enhanced-path="M 0 0 L 21600 0 21600 21600 0 21600 Z N"/></draw:custom-shape></text:p>
      <text:h text:style-name="Heading3" text:outline-level="3">How to Use the Project</text:h>
      <text:h text:style-name="P19" text:outline-level="4">1.<text:s/><text:span text:style-name="T20">Load the Project</text:span></text:h>
      <text:p text:style-name="NormalWeb">Open the Jupyter Notebook and execute the cells in sequence. The project includes loading the dataset, visualizing the data, and applying multiple machine learning models for diabetes prediction.</text:p>
      <text:h text:style-name="P21" text:outline-level="4">2.<text:s/><text:span text:style-name="T22">Understand the Data</text:span></text:h>
      <text:p text:style-name="NormalWeb">The dataset contains various health-related features such as:</text:p>
      <text:list text:style-name="LFO10" text:continue-numbering="true">
        <text:list-item>
          <text:p text:style-name="P23"><text:span text:style-name="Strong">Pregnancies</text:span>: Number of pregnancies.</text:p>
        </text:list-item>
        <text:list-item>
          <text:p text:style-name="P24"><text:span text:style-name="Strong">Glucose</text:span>: Plasma glucose concentration.</text:p>
        </text:list-item>
        <text:list-item>
          <text:p text:style-name="P25"><text:span text:style-name="Strong">Blood Pressure</text:span>: Diastolic blood pressure.</text:p>
        </text:list-item>
        <text:list-item>
          <text:p text:style-name="P26"><text:span text:style-name="Strong">Skin Thickness</text:span>: Triceps skinfold thickness.</text:p>
        </text:list-item>
        <text:list-item>
          <text:p text:style-name="P27"><text:span text:style-name="Strong">Insulin</text:span>: 2-hour serum insulin.</text:p>
        </text:list-item>
        <text:list-item>
          <text:p text:style-name="P28"><text:span text:style-name="Strong">BMI</text:span>: Body Mass Index.</text:p>
        </text:list-item>
        <text:list-item>
          <text:p text:style-name="P29"><text:span text:style-name="Strong">Diabetes Pedigree Function (DPF)</text:span>: Likelihood of diabetes based on family history.</text:p>
        </text:list-item>
        <text:list-item>
          <text:p text:style-name="P30"><text:span text:style-name="Strong">Age</text:span>: Age of the individual.</text:p>
        </text:list-item>
        <text:list-item>
          <text:p text:style-name="P31"><text:span text:style-name="Strong">Outcome</text:span>: Whether the individual has diabetes (1) or not (0).</text:p>
        </text:list-item>
      </text:list>
      <text:p text:style-name="NormalWeb">The project checks for missing or duplicated values, visualizes feature distributions, and shows correlations between features.</text:p>
      <text:soft-page-break/>
      <text:h text:style-name="P32" text:outline-level="4">3.<text:s/><text:span text:style-name="T33">Run the Data Preprocessing</text:span></text:h>
      <text:p text:style-name="NormalWeb">The project scales the features using<text:s/><text:span text:style-name="T34">StandardScaler</text:span><text:s/>and splits the dataset into training and testing sets. These steps prepare the data for model training.</text:p>
      <text:h text:style-name="P35" text:outline-level="4">4.<text:s/><text:span text:style-name="T36">Training Multiple Machine Learning Models</text:span></text:h>
      <text:p text:style-name="NormalWeb">This project uses different machine learning models to predict diabetes outcomes. These models include:</text:p>
      <text:list text:style-name="LFO11" text:continue-numbering="true">
        <text:list-item>
          <text:p text:style-name="P37"><text:span text:style-name="Strong">K-Nearest Neighbors (KNN)</text:span>:</text:p>
          <text:list text:continue-numbering="true">
            <text:list-item>
              <text:p text:style-name="P38">A distance-based classification algorithm.</text:p>
            </text:list-item>
            <text:list-item>
              <text:p text:style-name="P39">You'll be able to test different<text:s/><text:span text:style-name="T40">k</text:span><text:s/>values (number of neighbors).</text:p>
            </text:list-item>
          </text:list>
        </text:list-item>
        <text:list-item>
          <text:p text:style-name="P41"><text:span text:style-name="Strong">Logistic Regression</text:span>:</text:p>
          <text:list text:continue-numbering="true">
            <text:list-item>
              <text:p text:style-name="P42">A statistical method for binary classification, useful for predicting the presence or absence of a condition.</text:p>
            </text:list-item>
          </text:list>
        </text:list-item>
        <text:list-item>
          <text:p text:style-name="P43"><text:span text:style-name="Strong">Decision Tree Classifier</text:span>:</text:p>
          <text:list text:continue-numbering="true">
            <text:list-item>
              <text:p text:style-name="P44">A tree-structured classifier that splits data into subsets based on feature values.</text:p>
            </text:list-item>
          </text:list>
        </text:list-item>
        <text:list-item>
          <text:p text:style-name="P45"><text:span text:style-name="Strong">Random Forest Classifier</text:span>:</text:p>
          <text:list text:continue-numbering="true">
            <text:list-item>
              <text:p text:style-name="P46">An ensemble method that builds multiple decision trees and aggregates their predictions for better accuracy.</text:p>
            </text:list-item>
          </text:list>
        </text:list-item>
        <text:list-item>
          <text:p text:style-name="P47"><text:span text:style-name="Strong">Support Vector Machine (SVM)</text:span>:</text:p>
          <text:list text:continue-numbering="true">
            <text:list-item>
              <text:p text:style-name="P48">A classifier that uses hyperplanes to separate data points into different classes.</text:p>
            </text:list-item>
          </text:list>
        </text:list-item>
      </text:list>
      <text:p text:style-name="NormalWeb">Each model is trained on the dataset, and performance metrics (e.g., accuracy, precision, recall) are computed to evaluate each model.</text:p>
      <text:h text:style-name="P49" text:outline-level="4">5.<text:s/><text:span text:style-name="T50">Evaluating Model Performance</text:span></text:h>
      <text:p text:style-name="NormalWeb">After training the models, the project will output key performance metrics for each model, allowing you to compare their effectiveness:</text:p>
      <text:list text:style-name="LFO12" text:continue-numbering="true">
        <text:list-item>
          <text:p text:style-name="P51"><text:span text:style-name="Strong">Accuracy</text:span>: The percentage of correctly classified instances.</text:p>
        </text:list-item>
        <text:list-item>
          <text:p text:style-name="P52"><text:span text:style-name="Strong">Precision and Recall</text:span>: Used to evaluate the model's performance on positive class predictions.</text:p>
        </text:list-item>
        <text:list-item>
          <text:p text:style-name="P53"><text:span text:style-name="Strong">Confusion Matrix</text:span>: A matrix that shows the number of correct and incorrect predictions.</text:p>
        </text:list-item>
      </text:list>
      <text:p text:style-name="NormalWeb">The best-performing model can be chosen based on these results.</text:p>
      <text:h text:style-name="P54" text:outline-level="4">6.<text:s/><text:span text:style-name="T55">Making Predictions with Interactive Input (Widgets)</text:span></text:h>
      <text:p text:style-name="NormalWeb">The project includes an interactive interface where users can enter individual data points for prediction. Follow these steps to use the interface:</text:p>
      <text:list text:style-name="LFO13" text:continue-numbering="true">
        <text:list-item>
          <text:p text:style-name="P56"><text:span text:style-name="Strong">Input Features</text:span>: Enter the following health parameters through widgets:</text:p>
          <text:list text:continue-numbering="true">
            <text:list-item>
              <text:p text:style-name="P57">Number of pregnancies</text:p>
            </text:list-item>
            <text:list-item>
              <text:p text:style-name="P58">Glucose level</text:p>
            </text:list-item>
            <text:list-item>
              <text:p text:style-name="P59">Blood pressure</text:p>
            </text:list-item>
            <text:list-item>
              <text:p text:style-name="P60">Skin thickness</text:p>
            </text:list-item>
            <text:list-item>
              <text:p text:style-name="P61">Insulin level</text:p>
            </text:list-item>
            <text:list-item>
              <text:p text:style-name="P62">BMI</text:p>
            </text:list-item>
            <text:list-item>
              <text:p text:style-name="P63">Diabetes Pedigree Function</text:p>
            </text:list-item>
            <text:list-item>
              <text:p text:style-name="P64">Age</text:p>
            </text:list-item>
          </text:list>
        </text:list-item>
        <text:list-item>
          <text:p text:style-name="P65"><text:span text:style-name="Strong">Predict Using Selected Model</text:span>:</text:p>
          <text:list text:continue-numbering="true">
            <text:list-item>
              <text:p text:style-name="P66">After entering the values, click the<text:s/><text:span text:style-name="Strong">Predict</text:span><text:s/>button.</text:p>
            </text:list-item>
            <text:list-item>
              <text:p text:style-name="P67">The project allows you to choose the machine learning model you want to use for prediction.</text:p>
            </text:list-item>
            <text:list-item>
              <text:p text:style-name="P68">The model will return whether the individual has diabetes (1) or not (0).</text:p>
            </text:list-item>
          </text:list>
        </text:list-item>
      </text:list>
      <text:p text:style-name="P69">Example:</text:p>
      <text:p text:style-name="P70"><text:span text:style-name="T71">Input data passed to the model:</text:span></text:p>
      <text:p text:style-name="P72"><text:span text:style-name="T73">Preg <text:s/>Glucose <text:s/>BPressure <text:s/>SThickness <text:s/>Insulin <text:s/>BMI <text:s/>DPF <text:s/>Age</text:span></text:p>
      <text:p text:style-name="P74"><text:span text:style-name="hljs-number">0</text:span><text:span text:style-name="T75"><text:s text:c="5"/></text:span><text:span text:style-name="hljs-number">2.0</text:span><text:span text:style-name="T76"><text:s text:c="6"/></text:span><text:span text:style-name="hljs-number">85.0</text:span><text:span text:style-name="T77"><text:s text:c="7"/></text:span><text:span text:style-name="hljs-number">70.0</text:span><text:span text:style-name="T78"><text:s text:c="8"/></text:span><text:span text:style-name="hljs-number">30.0</text:span><text:span text:style-name="T79"><text:s text:c="5"/></text:span><text:span text:style-name="hljs-number">100.0</text:span><text:span text:style-name="T80"><text:s/></text:span><text:span text:style-name="hljs-number">28.1</text:span><text:span text:style-name="T81"><text:s/></text:span><text:span text:style-name="hljs-number">0.5</text:span><text:span text:style-name="T82"><text:s/></text:span><text:span text:style-name="hljs-number">32.0</text:span></text:p>
      <text:p text:style-name="P83"/>
      <text:p text:style-name="P84"><text:span text:style-name="T85">The prediction result<text:s/></text:span><text:span text:style-name="hljs-keyword">is</text:span><text:span text:style-name="T86">: [</text:span><text:span text:style-name="hljs-number">0</text:span><text:span text:style-name="T87">]</text:span></text:p>
      <text:h text:style-name="P88" text:outline-level="4">7.<text:s/><text:span text:style-name="T89">Compare Results from Different Models</text:span></text:h>
      <text:p text:style-name="NormalWeb">You can test the same input data on different models to compare the prediction results. This allows you to evaluate the strengths and weaknesses of each model based on specific inputs.</text:p>
      <text:p text:style-name="P90"><draw:custom-shape svg:x="0in" svg:y="0in" svg:width="45.51042in" svg:height="0.00139in" draw:z-index="0" draw:id="id2" draw:style-name="a2" draw:name="Horizontal Line 46" text:anchor-type="as-char"><svg:title/><svg:desc/><draw:enhanced-geometry draw:type="non-primitive" svg:viewBox="0 0 21600 21600" draw:enhanced-path="M 0 0 L 21600 0 21600 21600 0 21600 Z N"/></draw:custom-shape></text:p>
      <text:h text:style-name="Heading3" text:outline-level="3">Troubleshooting</text:h>
      <text:list text:style-name="LFO14" text:continue-numbering="true">
        <text:list-item>
          <text:p text:style-name="P91"><text:span text:style-name="Strong">Incorrect Input Values</text:span>: Ensure that all the input fields are filled with valid numeric values (no missing values). If there is an error, it will display a message in the output.</text:p>
        </text:list-item>
        <text:list-item>
          <text:p text:style-name="P92"><text:span text:style-name="Strong">Model Not Training Properly</text:span>: If a model is not performing as expected, recheck the data preprocessing steps and ensure all necessary cells have been executed.</text:p>
        </text:list-item>
      </text:list>
      <text:p text:style-name="P93"><draw:custom-shape svg:x="0in" svg:y="0in" svg:width="39.96319in" svg:height="0.00139in" draw:z-index="0" draw:id="id3" draw:style-name="a3" draw:name="Horizontal Line 47" text:anchor-type="as-char"><svg:title/><svg:desc/><draw:enhanced-geometry draw:type="non-primitive" svg:viewBox="0 0 21600 21600" draw:enhanced-path="M 0 0 L 21600 0 21600 21600 0 21600 Z N"/></draw:custom-shape></text:p>
      <text:h text:style-name="Heading3" text:outline-level="3">Conclusion</text:h>
      <text:p text:style-name="NormalWeb">This project offers a comprehensive tool for predicting diabetes using multiple machine learning models. By following the steps outlined in this guide, you can explore the dataset, train various models, and make predictions using user input.</text:p>
      <text:p text:style-name="NormalWeb">Feel free to experiment with different models, compare their performance, and use the interactive widget interface for real-time predictions.</text:p>
      <text:p text:style-name="P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style:writing-mode="lr-tb"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false"/>
    </style:style>
    <style:style style:name="Normal" style:display-name="Normal" style:family="paragraph">
      <style:paragraph-properties style:writing-mode="rl-tb"/>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NormalWeb" style:display-name="Normal (Web)" style:family="paragraph" style:parent-style-name="Normal">
      <style:paragraph-properties style:writing-mode="lr-tb"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style:style>
    <style:style style:name="HTMLPreformatted" style:display-name="HTML Preformatted" style:family="paragraph" style:parent-style-name="Normal">
      <style:paragraph-properties style:writing-mode="lr-tb"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hljs-number" style:display-name="hljs-number" style:family="text" style:parent-style-name="DefaultParagraphFont"/>
    <style:style style:name="hljs-keyword" style:display-name="hljs-keyword"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2" style:family="text">
      <style:text-properties style:font-name="Courier New" fo:font-size="10pt" style:font-size-asian="10pt"/>
    </style:style>
    <style:style style:name="WW_CharLFO7LVL2" style:family="text">
      <style:text-properties style:font-name="Courier New"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2" style:family="text">
      <style:text-properties style:font-name="Courier New"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2" style:family="text">
      <style:text-properties style:font-name="Courier New"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25in" fo:margin-bottom="1in" fo:margin-right="1.25in" style:num-format="1" style:writing-mode="rl-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P</meta:initial-creator>
    <dc:creator>HP</dc:creator>
    <meta:creation-date>2024-10-24T13:36:00Z</meta:creation-date>
    <dc:date>2024-10-24T13:44:00Z</dc:date>
    <meta:template xlink:href="Normal.dotm" xlink:type="simple"/>
    <meta:editing-cycles>3</meta:editing-cycles>
    <meta:editing-duration>PT480S</meta:editing-duration>
    <meta:document-statistic meta:page-count="3" meta:paragraph-count="9" meta:word-count="704" meta:character-count="4711" meta:row-count="33" meta:non-whitespace-character-count="4016"/>
  </office:meta>
</office:document-meta>
</file>